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center"/>
    </style:style>
    <style:style style:name="Tabla1.A" style:family="table-column">
      <style:table-column-properties style:column-width="8.5cm"/>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620e3"/>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officeooo:paragraph-rsid="001620e3" style:font-weight-asian="bold" style:font-weight-complex="bold"/>
    </style:style>
    <style:style style:name="P5" style:family="paragraph" style:parent-style-name="Standard">
      <style:paragraph-properties fo:margin-top="0.101cm" fo:margin-bottom="0.101cm" loext:contextual-spacing="false" fo:text-align="justify" style:justify-single-word="false"/>
      <style:text-properties officeooo:paragraph-rsid="001620e3"/>
    </style:style>
    <style:style style:name="P6" style:family="paragraph" style:parent-style-name="Text_20_body">
      <style:paragraph-properties fo:text-align="justify" style:justify-single-word="false"/>
      <style:text-properties officeooo:paragraph-rsid="0013b60f"/>
    </style:style>
    <style:style style:name="P7" style:family="paragraph" style:parent-style-name="Text_20_body">
      <style:paragraph-properties fo:margin-top="0cm" fo:margin-bottom="0cm" loext:contextual-spacing="false" fo:text-align="justify" style:justify-single-word="false"/>
      <style:text-properties officeooo:paragraph-rsid="0013b60f"/>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officeooo:rsid="00166df0" officeooo:paragraph-rsid="00166df0"/>
    </style:style>
    <style:style style:name="P10" style:family="paragraph" style:parent-style-name="Table_20_Contents">
      <style:paragraph-properties fo:text-align="center" style:justify-single-word="false"/>
      <style:text-properties officeooo:rsid="00166df0" officeooo:paragraph-rsid="00166df0"/>
    </style:style>
    <style:style style:name="T1" style:family="text">
      <style:text-properties officeooo:rsid="00121b87"/>
    </style:style>
    <style:style style:name="T2" style:family="text">
      <style:text-properties fo:font-weight="bold" style:font-weight-asian="bold" style:font-weight-complex="bold"/>
    </style:style>
    <style:style style:name="T3" style:family="text">
      <style:text-properties fo:font-weight="bold" officeooo:rsid="00121b87" style:font-weight-asian="bold" style:font-weight-complex="bold"/>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3b60f" style:text-blinking="false" fo:background-color="transparent" loext:char-shading-value="0"/>
    </style:style>
    <style:style style:name="T6" style:family="text">
      <style:text-properties officeooo:rsid="0013b60f"/>
    </style:style>
    <style:style style:name="T7" style:family="text">
      <style:text-properties officeooo:rsid="00157873"/>
    </style:style>
    <style:style style:name="T8" style:family="text">
      <style:text-properties fo:font-style="italic" style:font-style-asian="italic" style:font-style-complex="italic"/>
    </style:style>
    <style:style style:name="T9" style:family="text">
      <style:text-properties fo:font-size="10pt" style:font-size-asian="10pt" style:font-size-complex="10pt"/>
    </style:style>
    <style:style style:name="T10" style:family="text">
      <style:text-properties fo:font-size="10pt" fo:font-style="italic" style:font-size-asian="10pt" style:font-style-asian="italic" style:font-size-complex="10pt" style:font-style-complex="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ODOLOGÍA DE INVESTIGACIÓN</text:p>
      <text:p text:style-name="P1"/>
      <text:p text:style-name="P1"><text:span text:style-name="T1">Este estudio a seguido una secuencia de pasos sistemático y simple, es capaz de ser reproducido sin problemas y de manera intuitiva, esta metodología consta de 3 etapas.</text:span></text:p>
      <text:p text:style-name="P1"/>
      <text:p text:style-name="P1"><text:span text:style-name="T2">Planificación de la revisión:</text:span> En esta fase, se plantean las preguntas de investigación y se define el protocolo de revisión.</text:p>
      <text:p text:style-name="P1"><text:span text:style-name="T2">Realización de la revisión:</text:span> en esta fase, el plan se ejecuta y se seleccionan los <text:span text:style-name="T1">artículos primarios</text:span>, de acuerdo con los criterios de inclusión y exclusión establecidos para el efecto.</text:p>
      <text:p text:style-name="P1"><text:span text:style-name="T3">Resultado</text:span><text:span text:style-name="T2"> de la revisión:</text:span> En esta fase, se muestran las estadísticas y el análisis de los documentos encontrados y seleccionados, y que se analizan a continuación. <text:span text:style-name="T1">(Referencia algunos de los papers del profe)</text:span></text:p>
      <text:p text:style-name="P1"/>
      <text:p text:style-name="P3">Planificación de la revisión</text:p>
      <text:p text:style-name="P1">Para responder a la pregunta de investigación, se hacen las siguientes preguntas sobre <text:span text:style-name="T6">las técnicas y herramientas necesarias para detectar la evasión de impuestos</text:span>.</text:p>
      <text:p text:style-name="P7"><text:bookmark text:name="docs-internal-guid-1cdbaaa9-7fff-c475-fff6-9029cb271d99"/><text:span text:style-name="T5">P1: </text:span><text:span text:style-name="T4">¿Qué métodos existen para predecir la evasión de impuestos?</text:span></text:p>
      <text:p text:style-name="P7"><text:span text:style-name="T5">P2: </text:span><text:span text:style-name="T4">¿Qué algoritmos </text:span><text:span text:style-name="T5">de</text:span><text:span text:style-name="T4"> machine learning existen para predecir la evasión de impuesto?</text:span></text:p>
      <text:p text:style-name="P7"><text:span text:style-name="T5">P3: </text:span><text:span text:style-name="T4">¿Qué variables se usan para predecir la evasión de impuestos?</text:span></text:p>
      <text:p text:style-name="P6"><text:span text:style-name="T5">P4: </text:span><text:span text:style-name="T4">¿Qué métricas se usan para medir la efectividad de un modelo de evasión de impuestos?</text:span></text:p>
      <text:p text:style-name="P1">La fuente de búsqueda son proporcionadas por <text:span text:style-name="T6">el metabuscador</text:span>: “Web of Science”, <text:span text:style-name="T7">el cual es un servicio en linea de información científica</text:span>. El período de búsqueda comienza en el año 20<text:span text:style-name="T7">16</text:span>, <text:span text:style-name="T7">ya que es un periodo razonable para contar con información reciente y actualizada; puesto que la tecnología avanza de forma rápida</text:span>.</text:p>
      <text:p text:style-name="P5">Usamos la siguiente cadena de búsqueda en los títulos, resumen y palabras clave: <text:span text:style-name="T10">ts=(((tax AND income) OR (tax AND evasion) OR (tax AND avoidance) OR (tax AND default) OR( tax AND compliance)) AND ((big AND data) OR (machine AND learning) OR (neural AND network) OR (genetic AND algorithm)))</text:span><text:span text:style-name="T9">.</text:span></text:p>
      <text:p text:style-name="P4">Desarrollo de la revisión </text:p>
      <text:p text:style-name="P2">Los criterios de inclusión y exclusión se han considerado, como se muestra en las Tablas 1 y 2, respectivamente.</text:p>
      <text:p text:style-name="P2"/>
      <table:table table:name="Tabla1" table:style-name="Tabla1">
        <table:table-column table:style-name="Tabla1.A" table:number-columns-repeated="2"/>
        <table:table-row>
          <table:table-cell table:style-name="Tabla1.A1" table:number-columns-spanned="2" office:value-type="string">
            <text:p text:style-name="P10">Tabla 1</text:p>
            <text:p text:style-name="P10">Criterios de inclusión</text:p>
          </table:table-cell>
          <table:covered-table-cell/>
        </table:table-row>
        <table:table-row>
          <table:table-cell table:style-name="Tabla1.A2" office:value-type="string">
            <text:p text:style-name="P9">Criterio</text:p>
          </table:table-cell>
          <table:table-cell table:style-name="Tabla1.B2" office:value-type="string">
            <text:p text:style-name="P9">Razón</text:p>
          </table:table-cell>
        </table:table-row>
        <table:table-row>
          <table:table-cell table:style-name="Tabla1.A2" office:value-type="string">
            <text:p text:style-name="P9">Objetivo de la investigación</text:p>
          </table:table-cell>
          <table:table-cell table:style-name="Tabla1.B2" office:value-type="string">
            <text:p text:style-name="P9">Estudios que permiten predecir la evasión de impuestos.</text:p>
          </table:table-cell>
        </table:table-row>
        <table:table-row>
          <table:table-cell table:style-name="Tabla1.A2" office:value-type="string">
            <text:p text:style-name="P8">Estudios empíricos cuantitativos.</text:p>
          </table:table-cell>
          <table:table-cell table:style-name="Tabla1.B2" office:value-type="string">
            <text:p text:style-name="P8">Estos artículos se incluyen porque proporcionan evidencia empírica existente, lo que representa el interés principal de esta revisión.</text:p>
          </table:table-cell>
        </table:table-row>
        <table:table-row>
          <table:table-cell table:style-name="Tabla1.A2" office:value-type="string">
            <text:p text:style-name="P8"/>
          </table:table-cell>
          <table:table-cell table:style-name="Tabla1.B2" office:value-type="string">
            <text:p text:style-name="P8"/>
          </table:table-cell>
        </table:table-row>
      </table:table>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9T18:27:09.101321521</meta:creation-date>
    <meta:editing-duration>PT35M51S</meta:editing-duration>
    <meta:editing-cycles>2</meta:editing-cycles>
    <meta:generator>LibreOffice/6.0.6.2$Linux_X86_64 LibreOffice_project/00m0$Build-2</meta:generator>
    <dc:date>2018-12-09T20:34:33.334151862</dc:date>
    <meta:document-statistic meta:table-count="1" meta:image-count="0" meta:object-count="0" meta:page-count="1" meta:paragraph-count="23" meta:word-count="355" meta:character-count="2248" meta:non-whitespace-character-count="1915"/>
  </office:meta>
</office:document-meta>
</file>